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d6d" officeooo:paragraph-rsid="00057d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documentclass{scrartcl}</text:p>
      <text:p text:style-name="P1">\usepackage{etoolbox}</text:p>
      <text:p text:style-name="P1">\usepackage{bbm}</text:p>
      <text:p text:style-name="P1">\usepackage{amsmath}</text:p>
      <text:p text:style-name="P1">\usepackage{mathabx}</text:p>
      <text:p text:style-name="P1">\usepackage{graphicx}</text:p>
      <text:p text:style-name="P1">\usepackage{float}</text:p>
      <text:p text:style-name="P1">\usepackage{parskip}</text:p>
      <text:p text:style-name="P1">\usepackage{indentfirst}</text:p>
      <text:p text:style-name="P1">\usepackage{subfig}</text:p>
      <text:p text:style-name="P1">\usepackage{fancyhdr}</text:p>
      <text:p text:style-name="P1">\usepackage{hyperref}</text:p>
      <text:p text:style-name="P1">\usepackage[margin=1.25in]{geometry}</text:p>
      <text:p text:style-name="P1">\pagestyle{fancy}</text:p>
      <text:p text:style-name="P1">\setlength{\parskip}{0em}</text:p>
      <text:p text:style-name="P1">\setlength{\parindent}{2em}</text:p>
      <text:p text:style-name="P1"></text:p>
      <text:p text:style-name="P1">%-----------------------------------------------------------------------------</text:p>
      <text:p text:style-name="P1">\begin{document}</text:p>
      <text:p text:style-name="P1"></text:p>
      <text:p text:style-name="P1"></text:p>
      <text:p text:style-name="P1"></text:p>
      <text:p text:style-name="P1"></text:p>
      <text:p text:style-name="P1"></text:p>
      <text:p text:style-name="P1">%-----------------------------------------------------------------------------</text:p>
      <text:p text:style-name="P1">% header</text:p>
      <text:p text:style-name="P1">\lhead{Huwenbo Shi (603-778-363) shihuwenbo@ucla.edu}</text:p>
      <text:p text:style-name="P1"></text:p>
      <text:p text:style-name="P1">% title</text:p>
      <text:p text:style-name="P1">\newcommand*{\TitleFont}{</text:p>
      <text:p text:style-name="P1"><text:s text:c="6"/>\usefont{\encodingdefault}{\rmdefault}{b}{n}</text:p>
      <text:p text:style-name="P1"><text:s text:c="6"/>\fontsize{16}{20}</text:p>
      <text:p text:style-name="P1"><text:s text:c="6"/>\selectfont}</text:p>
      <text:p text:style-name="P1">\newcommand*{\AuthorFont}{</text:p>
      <text:p text:style-name="P1"><text:s text:c="6"/>\usefont{\encodingdefault}{\rmdefault}{r}{n}</text:p>
      <text:p text:style-name="P1"><text:s text:c="6"/>\fontsize{12}{20}</text:p>
      <text:p text:style-name="P1"><text:s text:c="6"/>\selectfont}</text:p>
      <text:p text:style-name="P1">\title{\TitleFont SoCal: supervised genotype calling via ellipsoidal</text:p>
      <text:p text:style-name="P1">separation for Affymetrix SNP microarray}</text:p>
      <text:p text:style-name="P1">\author{\AuthorFont Huwenbo Shi (603-778-363) shihuwenbo@ucla.edu}</text:p>
      <text:p text:style-name="P1">\date{}</text:p>
      <text:p text:style-name="P1">\maketitle</text:p>
      <text:p text:style-name="P1">%-----------------------------------------------------------------------------</text:p>
      <text:p text:style-name="P1"></text:p>
      <text:p text:style-name="P1"></text:p>
      <text:p text:style-name="P1"></text:p>
      <text:p text:style-name="P1"></text:p>
      <text:p text:style-name="P1"></text:p>
      <text:p text:style-name="P1">%-----------------------------------------------------------------------------</text:p>
      <text:p text:style-name="P1"><text:soft-page-break/>% abstract</text:p>
      <text:p text:style-name="P1">\begin{abstract}</text:p>
      <text:p text:style-name="P1"></text:p>
      <text:p text:style-name="P1">\centerline{Abstract}</text:p>
      <text:p text:style-name="P1"></text:p>
      <text:p text:style-name="P1">\vspace*{\baselineskip}</text:p>
      <text:p text:style-name="P1"></text:p>
      <text:p text:style-name="P1">\par</text:p>
      <text:p text:style-name="P1">\noindent</text:p>
      <text:p text:style-name="P1">\textbf{Background:} Genotype calling for SNP microarray is an important</text:p>
      <text:p text:style-name="P1">step in array-based association studies.</text:p>
      <text:p text:style-name="P1">Most supervised genotype calling methods for SNP microarray fit</text:p>
      <text:p text:style-name="P1">generative models (e.g. Gaussian models) on log-transformed allele intensities</text:p>
      <text:p text:style-name="P1">of SNPs from samples having reference genotype calls.</text:p>
      <text:p text:style-name="P1"></text:p>
      <text:p text:style-name="P1">\par</text:p>
      <text:p text:style-name="P1">\noindent</text:p>
      <text:p text:style-name="P1">\textbf{Methods:} In this article, I present SoCal, a supervised genotype</text:p>
      <text:p text:style-name="P1">calling method that efficiently finds ellipsoidal decision regions for each</text:p>
      <text:p text:style-name="P1">genotype via ellipsoidal separation instead of fitting a generative model.</text:p>
      <text:p text:style-name="P1">By assigning different weights to the criteria of finding separating</text:p>
      <text:p text:style-name="P1">ellipsoids, SoCal can control the effect of outliers in training data.</text:p>
      <text:p text:style-name="P1"></text:p>
      <text:p text:style-name="P1">\par</text:p>
      <text:p text:style-name="P1">\noindent</text:p>
      <text:p text:style-name="P1">\textbf{Results:} In leave-one-out cross-validation with HapMap reference</text:p>
      <text:p text:style-name="P1">calls, SoCal achieved a concordance rate of 98.94\% at a call rate of 100\%</text:p>
      <text:p text:style-name="P1">and 99.71\% at a call rate of 95\%, comparable to many</text:p>
      <text:p text:style-name="P1">state-of-the-art methods.</text:p>
      <text:p text:style-name="P1">After being trained using HapMap reference calls, SoCal achieved a concordance</text:p>
      <text:p text:style-name="P1">rate of 95.10\% with genotype calls made by CRLMM at a call rate of</text:p>
      <text:p text:style-name="P1">100\% on a set of validation calls excluding the training calls.</text:p>
      <text:p text:style-name="P1">SoCal also shows more robustness than RLMM, a supervised method that uses</text:p>
      <text:p text:style-name="P1">Gaussian decision regions to call genotypes, when outliers are present in</text:p>
      <text:p text:style-name="P1">training data.</text:p>
      <text:p text:style-name="P1">Overall, SoCal is a novel and promising genotype calling method.</text:p>
      <text:p text:style-name="P1"></text:p>
      <text:p text:style-name="P1">\end{abstract}</text:p>
      <text:p text:style-name="P1">%-----------------------------------------------------------------------------</text:p>
      <text:p text:style-name="P1"></text:p>
      <text:p text:style-name="P1"></text:p>
      <text:p text:style-name="P1"></text:p>
      <text:p text:style-name="P1"></text:p>
      <text:p text:style-name="P1"></text:p>
      <text:p text:style-name="P1">%-----------------------------------------------------------------------------</text:p>
      <text:p text:style-name="P1">% introduction</text:p>
      <text:p text:style-name="P1">\section{Introduction}</text:p>
      <text:p text:style-name="P1"></text:p>
      <text:p text:style-name="P1">\par</text:p>
      <text:p text:style-name="P1"><text:soft-page-break/>% broad background</text:p>
      <text:p text:style-name="P1">Accurate genotyping of SNPs is essential to discovering true causal variants</text:p>
      <text:p text:style-name="P1">in association studies \cite{gordon2005}.</text:p>
      <text:p text:style-name="P1">Although next generation sequencing technology provides cheap whole-genome</text:p>
      <text:p text:style-name="P1">sequences for genotyping SNPs, SNP microarray is still a cost-effective</text:p>
      <text:p text:style-name="P1">genotyping technology for many specific association studies \cite{rho2010}.</text:p>
      <text:p text:style-name="P1">In an Affymetrix SNP microarray, oligonucleotide probes are used to match and</text:p>
      <text:p text:style-name="P1">bind DNA fragments containing biallelic SNPs.</text:p>
      <text:p text:style-name="P1">Then a fluorescence scanner scans the microarray to quantify perfect </text:p>
      <text:p text:style-name="P1">match and mismatch for these fragments.</text:p>
      <text:p text:style-name="P1">Most genotype calling procedures for Affymetrix SNP microarray consist of</text:p>
      <text:p text:style-name="P1">two steps.</text:p>
      <text:p text:style-name="P1">In the first step, raw information from microarray is summarized to obtain</text:p>
      <text:p text:style-name="P1">the intensities, $\theta_A$ and $\theta_B$, of the two alleles, denoted</text:p>
      <text:p text:style-name="P1">by A and B, of each SNP.</text:p>
      <text:p text:style-name="P1">In the second step, SNPs are classified into genotype AA, AB, or BB based on</text:p>
      <text:p text:style-name="P1">the allele intensities they generate.</text:p>
      <text:p text:style-name="P1">The focus of this article is on the second step of the genotype calling</text:p>
      <text:p text:style-name="P1">procedure---genotype calling using summarized allele intensities.</text:p>
      <text:p text:style-name="P1"></text:p>
      <text:p text:style-name="P1">\par</text:p>
      <text:p text:style-name="P1">% specific background</text:p>
      <text:p text:style-name="P1">For a specific SNP, if a sample has genotype AA or BB, the allele intensity,</text:p>
      <text:p text:style-name="P1">$\theta_A$ or $\theta_B$, will be higher respectively. </text:p>
      <text:p text:style-name="P1">If a sample has genotype AB, the intensities, $\theta_A$ and $\theta_B$,</text:p>
      <text:p text:style-name="P1">will be similar.</text:p>
      <text:p text:style-name="P1">If one plots $log(\theta_A)$ versus $log(\theta_B)$ of a SNP for a number of</text:p>
      <text:p text:style-name="P1">samples, normally 3 ellipsoidal clusters can be observed, one for each</text:p>
      <text:p text:style-name="P1">genotype, as shown in Figure~\ref{fig:intro_genclus}.</text:p>
      <text:p text:style-name="P1">% state the problem</text:p>
      <text:p text:style-name="P1">Many genotype calling algorithms use model-based unsupervised clustering</text:p>
      <text:p text:style-name="P1">to identify these clusters and then assign genotypes to each cluster </text:p>
      <text:p text:style-name="P1">\cite{norlen2008,lin2008,fujisawa2004}.</text:p>
      <text:p text:style-name="P1">Although these methods are applicable to a wide range of microarrays because</text:p>
      <text:p text:style-name="P1">they only require information from microarrays, they don't take advantage of</text:p>
      <text:p text:style-name="P1">genotype calls that are already available.</text:p>
      <text:p text:style-name="P1">Also, these methods use EM algorithm to estimate model parameters, which is</text:p>
      <text:p text:style-name="P1">sensitive to starting parameters and slow to converge \cite{wu1983}.</text:p>
      <text:p text:style-name="P1">To utilize reference genotype calls, Rabbee and Speed proposed the RLMM</text:p>
      <text:p text:style-name="P1">algorithm, a supervised genotype calling method that forms</text:p>
      <text:p text:style-name="P1">decision regions for each genotype by fitting bivariate Gaussian</text:p>
      <text:p text:style-name="P1">distributions on log-transformed allele intensities with reference</text:p>
      <text:p text:style-name="P1">genotype calls \cite{rabbee2005}.</text:p>
      <text:p text:style-name="P1">These Gaussian decision regions are then used to call SNPs for samples with</text:p>
      <text:p text:style-name="P1">unknown genotypes.</text:p>
      <text:p text:style-name="P1">However, fitting a Gaussian distribution is known to be non-robust to outliers </text:p>
      <text:p text:style-name="P1">\cite{huber1981}.</text:p>
      <text:p text:style-name="P1">And for SNP microarrays, outliers can be caused by genomic structural</text:p>
      <text:p text:style-name="P1">variations \cite{marioni2007}.</text:p>
      <text:p text:style-name="P1"><text:soft-page-break/></text:p>
      <text:p text:style-name="P1">% intro genotype cluster figure</text:p>
      <text:p text:style-name="P1">\begin{figure}[H]</text:p>
      <text:p text:style-name="P1">\centering</text:p>
      <text:p text:style-name="P1">\includegraphics[scale=0.75]{intro_figs/intro_genotype_clusters.pdf}</text:p>
      <text:p text:style-name="P1">\caption{Genotype clusters obtained by plotting log-transformed allele</text:p>
      <text:p text:style-name="P1">intensities of the two alleles of a SNP for a number of samples.</text:p>
      <text:p text:style-name="P1">Each point in the plot represents a sample.}</text:p>
      <text:p text:style-name="P1">\label{fig:intro_genclus}</text:p>
      <text:p text:style-name="P1">\end{figure}</text:p>
      <text:p text:style-name="P1"></text:p>
      <text:p text:style-name="P1">\par</text:p>
      <text:p text:style-name="P1">% state my solution</text:p>
      <text:p text:style-name="P1">In this article, I present SoCal, a supervised genotype calling method</text:p>
      <text:p text:style-name="P1">for Affymetrix SNP microarray.</text:p>
      <text:p text:style-name="P1">Instead of fitting Gaussian distributions on log-transformed allele</text:p>
      <text:p text:style-name="P1">intensities with reference genotype calls, SoCal efficiently finds ellipsoidal</text:p>
      <text:p text:style-name="P1">decision regions for each genotype via ellipsoidal separation by solving a</text:p>
      <text:p text:style-name="P1">conic programming problem.</text:p>
      <text:p text:style-name="P1">SoCal can control the effect of outliers by assigning different weights to </text:p>
      <text:p text:style-name="P1">the criteria of finding separating ellipsoids---separation ratio, ellipsoid</text:p>
      <text:p text:style-name="P1">volume, and number of enclosed points. </text:p>
      <text:p text:style-name="P1">After SoCal finds the ellipsoidal decision regions for each genotype, it uses</text:p>
      <text:p text:style-name="P1">them to call SNPs for samples with unknown genotypes using minimum distance</text:p>
      <text:p text:style-name="P1">classification.</text:p>
      <text:p text:style-name="P1"></text:p>
      <text:p text:style-name="P1">\par</text:p>
      <text:p text:style-name="P1">% state the result</text:p>
      <text:p text:style-name="P1">Using reference genotype calls from the HapMap Project as training and</text:p>
      <text:p text:style-name="P1">validation data, SoCal achieved a concordance rate of 98.94\% at a call rate</text:p>
      <text:p text:style-name="P1">of 100\% and 99.71\% at a call rate of 95\% in leave-one-out</text:p>
      <text:p text:style-name="P1">cross-validation.</text:p>
      <text:p text:style-name="P1">Furthermore, SoCal showed more robustness than the RLMM method when outliers</text:p>
      <text:p text:style-name="P1">were present in training data.</text:p>
      <text:p text:style-name="P1">%-----------------------------------------------------------------------------</text:p>
      <text:p text:style-name="P1"></text:p>
      <text:p text:style-name="P1"></text:p>
      <text:p text:style-name="P1"></text:p>
      <text:p text:style-name="P1"></text:p>
      <text:p text:style-name="P1"></text:p>
      <text:p text:style-name="P1">%-----------------------------------------------------------------------------</text:p>
      <text:p text:style-name="P1">% method</text:p>
      <text:p text:style-name="P1">\section{Methods}</text:p>
      <text:p text:style-name="P1"></text:p>
      <text:p text:style-name="P1">% overview of method</text:p>
      <text:p text:style-name="P1">\subsection{Overview of SoCal's genotype calling procedure}</text:p>
      <text:p text:style-name="P1"></text:p>
      <text:p text:style-name="P1">\par</text:p>
      <text:p text:style-name="P1">SNP allele intensities are first normalized and summarized from raw microarray</text:p>
      <text:p text:style-name="P1"><text:soft-page-break/>data using RMA method, an important preprocessing step that reduces cross-chip</text:p>
      <text:p text:style-name="P1">and cross-lab non-biological effects from raw data</text:p>
      <text:p text:style-name="P1">\cite{bolstad2003,carvalho2007}.</text:p>
      <text:p text:style-name="P1">After the preprocessing step, SoCal calls genotypes in two steps.</text:p>
      <text:p text:style-name="P1">In the first step, SoCal finds ellipsoidal decision regions for each genotype</text:p>
      <text:p text:style-name="P1">of a SNP using reference genotype calls.</text:p>
      <text:p text:style-name="P1">In the second step, SoCal uses these ellipsoidal decision regions to call SNPs</text:p>
      <text:p text:style-name="P1">for samples with unknown genotypes through minimum distance classification.</text:p>
      <text:p text:style-name="P1"></text:p>
      <text:p text:style-name="P1">\par</text:p>
      <text:p text:style-name="P1">In this section, I first introduce the problem of pattern separation by</text:p>
      <text:p text:style-name="P1">ellipsoid.</text:p>
      <text:p text:style-name="P1">Then I describe how SoCal finds ellipsoidal decision regions for each</text:p>
      <text:p text:style-name="P1">genotype and then calls genotypes using these ellipsoidal decision regions.</text:p>
      <text:p text:style-name="P1"></text:p>
      <text:p text:style-name="P1">% pattern separation via ellipsoids</text:p>
      <text:p text:style-name="P1">\subsection{Pattern separation by ellipsoid}</text:p>
      <text:p text:style-name="P1"></text:p>
      <text:p text:style-name="P1">\par</text:p>
      <text:p text:style-name="P1">An ellipsoid $\mathcal{E} \subseteq \mathbbm{R}^{n}$ can be expressed as</text:p>
      <text:p text:style-name="P1">$\mathcal{E} = \{x \in \mathbbm{R}^{n} | (x-c)^TE(x-c)\leqslant1\}$, where</text:p>
      <text:p text:style-name="P1">$c$ is the center of the ellipsoid, and $E$ a positive definite matrix</text:p>
      <text:p text:style-name="P1">denoting the shape and orientation of the ellipsoid.</text:p>
      <text:p text:style-name="P1">Let $\{a_i\}$ be the points to be included in an ellipsoid, and $\{b_j\}$</text:p>
      <text:p text:style-name="P1">be the points to be excluded, the problem of ellipsoidal separation is to find</text:p>
      <text:p text:style-name="P1">$c$ and $E$ such that $(a_i-c)^TE(a_i-c)\leqslant1 \, \forall i$ and</text:p>
      <text:p text:style-name="P1">$(b_j-c)^TE(b_j-c)&gt;1 \, \forall j$.</text:p>
      <text:p text:style-name="P1"></text:p>
      <text:p text:style-name="P1">% ellipsoidal pattern separation formulation</text:p>
      <text:p text:style-name="P1">\subsection{Forming ellipsoidal decision regions for each genotype}</text:p>
      <text:p text:style-name="P1"></text:p>
      <text:p text:style-name="P1">\par</text:p>
      <text:p text:style-name="P1">Let $G=\{AA,AB,BB\}$ be the set of genotypes of SNP $n$, and $J_{AA}$,</text:p>
      <text:p text:style-name="P1">$J_{AB}$, $J_{BB}$ the index set of samples with the corresponding genotype.</text:p>
      <text:p text:style-name="P1">Let $X=\{(log(\theta_A),log(\theta_B))_i|i=1,\cdots,</text:p>
      <text:p text:style-name="P1">|J_{AA}|+|J_{AB}|+|J_{BB}|\}$ be the set of log-transformed allele intensities</text:p>
      <text:p text:style-name="P1">of all the samples, and $X_{AA}=\{x_j|x_j \in X, j \in J_{AA}\}$,</text:p>
      <text:p text:style-name="P1">$X_{AB}=\{x_j|x_j \in X, j \in J_{AB}\}$,</text:p>
      <text:p text:style-name="P1">$X_{BB}=\{x_j|x_j \in X, j \in J_{BB}\}$ the set of log-transformed allele</text:p>
      <text:p text:style-name="P1">intensities from samples having the corresponding genotype for SNP $n$.</text:p>
      <text:p text:style-name="P1"></text:p>
      <text:p text:style-name="P1">\par</text:p>
      <text:p text:style-name="P1">To find the ellipsoid that includes $X_{AA}$ and excludes</text:p>
      <text:p text:style-name="P1">$X_{AB} \cup X_{BB}$, one</text:p>
      <text:p text:style-name="P1">sets $\{a_i\}=X_{AA}$ and $\{b_j\}=X_{AB} \cup X_{BB}$, and</text:p>
      <text:p text:style-name="P1">solves the following conic programming problem.</text:p>
      <text:p text:style-name="P1">\begin{equation*}</text:p>
      <text:p text:style-name="P1">\begin{aligned}</text:p>
      <text:p text:style-name="P1">&amp; \text{minimize}</text:p>
      <text:p text:style-name="P1"><text:soft-page-break/>&amp;&amp; -{\beta_{1}}k+{\beta_{2}} trace(T)+\beta_{3} \|u-\mathbbm{1}\|_1 \\ <text:s/></text:p>
      <text:p text:style-name="P1">&amp; \text{subject to}</text:p>
      <text:p text:style-name="P1">&amp;&amp; (1,a_i)^T\tilde{E}(1,a_i)\leqslant u_i \; \forall i \\</text:p>
      <text:p text:style-name="P1">&amp;&amp;&amp;(1,b_j)^T\tilde{E}(1,b_j) \ge k \; \forall j \\</text:p>
      <text:p text:style-name="P1">&amp;&amp;&amp;\tilde{E}=</text:p>
      <text:p text:style-name="P1"><text:s text:c="4"/>\left[</text:p>
      <text:p text:style-name="P1"><text:s text:c="8"/>\begin{array}{cc}</text:p>
      <text:p text:style-name="P1"><text:s text:c="12"/>s &amp; v^T \\</text:p>
      <text:p text:style-name="P1"><text:s text:c="12"/>v &amp; F</text:p>
      <text:p text:style-name="P1"><text:s text:c="8"/>\end{array}</text:p>
      <text:p text:style-name="P1"><text:s text:c="4"/>\right] \succeq 0 \\</text:p>
      <text:p text:style-name="P1">&amp;&amp;&amp;\left[</text:p>
      <text:p text:style-name="P1"><text:s text:c="8"/>\begin{array}{cc}</text:p>
      <text:p text:style-name="P1"><text:s text:c="12"/>F &amp; I \\</text:p>
      <text:p text:style-name="P1"><text:s text:c="12"/>I &amp; T</text:p>
      <text:p text:style-name="P1"><text:s text:c="8"/>\end{array}</text:p>
      <text:p text:style-name="P1"><text:s text:c="4"/>\right] \succeq 0</text:p>
      <text:p text:style-name="P1">\end{aligned}</text:p>
      <text:p text:style-name="P1">\end{equation*}</text:p>
      <text:p text:style-name="P1"></text:p>
      <text:p text:style-name="P1">\par</text:p>
      <text:p text:style-name="P1">Here, $I$ denotes the identity matrix.</text:p>
      <text:p text:style-name="P1">Derivation of the problem formulation is largely followed from</text:p>
      <text:p text:style-name="P1">\cite{glineur1998}.</text:p>
      <text:p text:style-name="P1">For the sake of space, detailed derivation of the problem formulation is not</text:p>
      <text:p text:style-name="P1">presented here.</text:p>
      <text:p text:style-name="P1">In the problem formulation above, $\beta_{i} &gt; 0$ are the weights assigned to</text:p>
      <text:p text:style-name="P1">the criteria of finding separating ellipsoid---separation ratio,</text:p>
      <text:p text:style-name="P1">ellipsoid volume, and inclusion of points.</text:p>
      <text:p text:style-name="P1">By increasing $\beta_2$, one finds ellipsoid with</text:p>
      <text:p text:style-name="P1">smaller volume.</text:p>
      <text:p text:style-name="P1">And by increasing $\beta_3$, one finds ellipsoid that tries to</text:p>
      <text:p text:style-name="P1">include more data points.</text:p>
      <text:p text:style-name="P1">In SoCal, default values for $\beta_1$, $\beta_2$, $\beta_3$ are</text:p>
      <text:p text:style-name="P1">empirically set to 1, $10^4$, and $10^2$ respectively.</text:p>
      <text:p text:style-name="P1"></text:p>
      <text:p text:style-name="P1">\par</text:p>
      <text:p text:style-name="P1">Let </text:p>
      <text:p text:style-name="P1">$\tilde{E}^{*}=\left[</text:p>
      <text:p text:style-name="P1"><text:s text:c="4"/>\begin{array}{cc}</text:p>
      <text:p text:style-name="P1"><text:s text:c="4"/>s &amp; v^T \\</text:p>
      <text:p text:style-name="P1"><text:s text:c="4"/>v &amp; F</text:p>
      <text:p text:style-name="P1"><text:s text:c="4"/>\end{array}</text:p>
      <text:p text:style-name="P1">\right]$</text:p>
      <text:p text:style-name="P1">be the optimal solution to the problem above.</text:p>
      <text:p text:style-name="P1">The separating ellipsoid $\mathcal{E}^{*}$ is defined as</text:p>
      <text:p text:style-name="P1">$\mathcal{E}^{*}=</text:p>
      <text:p text:style-name="P1">\{x \in \mathbbm{R}^{n}|(x-c^{*})^TE^{*}(x-c^{*})\leqslant2(1+k)\}$,</text:p>
      <text:p text:style-name="P1">where $c^{*}=-F^{-1}v,\;E^{*}={{F} \over {(1-s+{c^{*}}^TF{c^{*}})}}$.</text:p>
      <text:p text:style-name="P1"><text:soft-page-break/></text:p>
      <text:p text:style-name="P1">\par</text:p>
      <text:p text:style-name="P1">To find the ellipsoid that includes $X_{AB}$ and excludes</text:p>
      <text:p text:style-name="P1">$X_{AA} \cup X_{BB}$, one sets $\{a_i\}=X_{AB}$ and</text:p>
      <text:p text:style-name="P1">$\{b_j\}=X_{AA} \cup X_{BB}$, and solves the above conic programming problem.</text:p>
      <text:p text:style-name="P1">The same procedure also applies to finding the ellipsoid that includes $X_{BB}$</text:p>
      <text:p text:style-name="P1">and excludes $X_{AA} \cup X_{AB}$.</text:p>
      <text:p text:style-name="P1"></text:p>
      <text:p text:style-name="P1">% handling missing clusters</text:p>
      <text:p text:style-name="P1">\subsection{Handling sparse or missing genotype clusters}</text:p>
      <text:p text:style-name="P1">\par</text:p>
      <text:p text:style-name="P1">If a SNP has moderate minor allele frequency (MAF), the genotype clusters of</text:p>
      <text:p text:style-name="P1">that SNP are well defined, and SoCal obtains three ellipsoidal decision</text:p>
      <text:p text:style-name="P1">regions for that SNP, one for each genotype cluster</text:p>
      <text:p text:style-name="P1">(Figure \ref{fig:defined_cluster}).</text:p>
      <text:p text:style-name="P1">However, if a SNP has lower MAF, some genotype cluster may be sparse</text:p>
      <text:p text:style-name="P1">or missing.</text:p>
      <text:p text:style-name="P1">For these SNPs, SoCal estimates the ellipsoid for the sparse or missing</text:p>
      <text:p text:style-name="P1">genotype cluster using the ellipsoids for the other two genotypes through</text:p>
      <text:p text:style-name="P1">simple geometric transformations (Figure \ref{fig:sparse_cluster}).</text:p>
      <text:p text:style-name="P1"></text:p>
      <text:p text:style-name="P1">\begin{figure}[H]</text:p>
      <text:p text:style-name="P1"><text:s text:c="4"/>\centering</text:p>
      <text:p text:style-name="P1"><text:s text:c="4"/>\subfloat[SNP with 3 well defined genotype clusters.</text:p>
      <text:p text:style-name="P1"><text:s text:c="14"/>SoCal obtains one ellipsoid for each genotype cluster.] {</text:p>
      <text:p text:style-name="P1"><text:s text:c="8"/>\includegraphics[scale=0.5]{method_figs/defined_cluster.pdf}</text:p>
      <text:p text:style-name="P1"><text:s text:c="8"/>\label{fig:defined_cluster}</text:p>
      <text:p text:style-name="P1"><text:s text:c="4"/>}</text:p>
      <text:p text:style-name="P1"><text:s text:c="4"/>\qquad</text:p>
      <text:p text:style-name="P1"><text:s text:c="4"/>\subfloat[SNP with sparse genotype BB cluster.</text:p>
      <text:p text:style-name="P1"><text:s text:c="14"/>SoCal first obtains ellipsoids for genotype AA and AB clusters,</text:p>
      <text:p text:style-name="P1"><text:s text:c="14"/>and then estimates the ellipsoid (drawn in dashed line) for</text:p>
      <text:p text:style-name="P1"><text:s text:c="14"/>genotype BB cluster.] {</text:p>
      <text:p text:style-name="P1"><text:s text:c="8"/>\includegraphics[scale=0.5]{method_figs/sparse_cluster.pdf}</text:p>
      <text:p text:style-name="P1"><text:s text:c="8"/>\label{fig:sparse_cluster}</text:p>
      <text:p text:style-name="P1"><text:s text:c="4"/>}</text:p>
      <text:p text:style-name="P1"><text:s text:c="4"/>\caption{Ellipsoids obtained by SoCal for SNPs with well-defined and</text:p>
      <text:p text:style-name="P1"><text:s text:c="13"/>sparse genotype clusters.</text:p>
      <text:p text:style-name="P1"><text:s text:c="13"/>Each dot in the plots represents a sample, with samples having</text:p>
      <text:p text:style-name="P1"><text:s text:c="13"/>HapMap reference genotype calls marked red.</text:p>
      <text:p text:style-name="P1"><text:s text:c="13"/>The ellipsoids are obtained using all the reference calls.}</text:p>
      <text:p text:style-name="P1"><text:s text:c="13"/></text:p>
      <text:p text:style-name="P1"><text:s text:c="4"/>\label{fig:defined_sparse_cluster}</text:p>
      <text:p text:style-name="P1">\end{figure}</text:p>
      <text:p text:style-name="P1"></text:p>
      <text:p text:style-name="P1">% missing genotype aa cluster</text:p>
      <text:p text:style-name="P1">\subsubsection{Missing genotype AA or BB cluster}</text:p>
      <text:p text:style-name="P1"></text:p>
      <text:p text:style-name="P1">\par</text:p>
      <text:p text:style-name="P1"><text:soft-page-break/>If genotype AA cluster of a SNP has less than 3 reference calls, SoCal</text:p>
      <text:p text:style-name="P1">first finds the ellipsoids for genotype AB and BB clusters, and then</text:p>
      <text:p text:style-name="P1">estimates that for genotype AA cluster through simple geometric</text:p>
      <text:p text:style-name="P1">transformations.</text:p>
      <text:p text:style-name="P1"></text:p>
      <text:p text:style-name="P1">\par</text:p>
      <text:p text:style-name="P1">Let $\mathcal{E}_{AB}=</text:p>
      <text:p text:style-name="P1">\{x \in \mathbbm{R}^{n}|(x-c_{AB})^TE_{AB}(x-c_{AB}) \leqslant 1\}$</text:p>
      <text:p text:style-name="P1">and $\mathcal{E}_{BB}=</text:p>
      <text:p text:style-name="P1">\{x \in \mathbbm{R}^{n}|(x-c_{BB})^TE_{BB}(x-c_{BB}) \leqslant 1\}$</text:p>
      <text:p text:style-name="P1">be the ellipsoids obtained for genotype AB and BB clusters,</text:p>
      <text:p text:style-name="P1">and $n_{AB}$, $n_{BB}$ the unit vectors pointing in the direction of</text:p>
      <text:p text:style-name="P1">the major axis of the corresponding ellipsoid.</text:p>
      <text:p text:style-name="P1">SoCal estimates the center of $\mathcal{E}_{AA}$, the ellipsoid for genotype</text:p>
      <text:p text:style-name="P1">AA cluster, by reflecting $c_{BB}$, the center of $\mathcal{E}_{BB}$, across</text:p>
      <text:p text:style-name="P1">the major axis of $\mathcal{E}_{AB}$.</text:p>
      <text:p text:style-name="P1">To estimate the orientation of $\mathcal{E}_{AA}$, SoCal first determines the</text:p>
      <text:p text:style-name="P1">angle between $n_{AB}$ and $n_{BB}$, and then applies a rotation matrix of</text:p>
      <text:p text:style-name="P1">that angle on $E_{AB}$.</text:p>
      <text:p text:style-name="P1"></text:p>
      <text:p text:style-name="P1">\par</text:p>
      <text:p text:style-name="P1">Formally, let $\mathcal{E}_{AA}=</text:p>
      <text:p text:style-name="P1">\{x \in \mathbbm{R}^{n}|(x-c_{AA})^TE_{AA}(x-c_{AA}) \leqslant 1\}$ be the</text:p>
      <text:p text:style-name="P1">estimated ellipsoid for genotype AA cluster, and $\alpha$ the angle between</text:p>
      <text:p text:style-name="P1">$n_{AB}$ and $n_{BB}$, then</text:p>
      <text:p text:style-name="P1">$c_{AA}=-c_{BB}+2c_{AB}+2n_{AB}((c_{BB}-c_{AB})^{T}n_{AB})$, and</text:p>
      <text:p text:style-name="P1">$E_{AA}=R^{T}E_{AB}R$, where $R$ is a rotation matrix of angle $\alpha$.</text:p>
      <text:p text:style-name="P1"></text:p>
      <text:p text:style-name="P1">\par</text:p>
      <text:p text:style-name="P1">If genotype BB cluster is missing, the center and orientation of the</text:p>
      <text:p text:style-name="P1">ellipsoid for that cluster is estimated in a similar way.</text:p>
      <text:p text:style-name="P1">Formally, let $\mathcal{E}_{BB}=</text:p>
      <text:p text:style-name="P1">\{x \in \mathbbm{R}^{n}|(x-c_{BB})^TE_{BB}(x-c_{BB}) \leqslant 1\}$ be the</text:p>
      <text:p text:style-name="P1">estimated ellipsoid for genotype BB cluster, and $\alpha$ the angle between</text:p>
      <text:p text:style-name="P1">$n_{AB}$ and $n_{AA}$, then</text:p>
      <text:p text:style-name="P1">$c_{BB}=-c_{AA}+2c_{AB}+2n_{AB}((c_{AA}-c_{AB})^{T}n_{AB})$, and</text:p>
      <text:p text:style-name="P1">$E_{BB}=R^{T}E_{AB}R$, where $R$ is a rotation matrix of angle $-\alpha$.</text:p>
      <text:p text:style-name="P1"></text:p>
      <text:p text:style-name="P1">% missing genotype ab cluster</text:p>
      <text:p text:style-name="P1">\subsubsection{Missing genotype AB cluster}</text:p>
      <text:p text:style-name="P1"></text:p>
      <text:p text:style-name="P1">Although SNPs with genotype AB cluster missing were not observed in HapMap</text:p>
      <text:p text:style-name="P1">reference genotype calls, for completeness, for these SNPs SoCal first</text:p>
      <text:p text:style-name="P1">obtains, $\mathcal{E}_{AA}$ and $\mathcal{E}_{BB}$,</text:p>
      <text:p text:style-name="P1">the ellipsoids for genotype AA and BB cluster, and then estimates the</text:p>
      <text:p text:style-name="P1">center of $\mathcal{E}_{AB}$, the ellipsoid for the missing cluster, using</text:p>
      <text:p text:style-name="P1">the mid-point between the centers of $\mathcal{E}_{AA}$ and $\mathcal{E}_{BB}$.</text:p>
      <text:p text:style-name="P1">The orientation of $\mathcal{E}_{AB}$ is obtained by applying a rotation</text:p>
      <text:p text:style-name="P1">to the ellipsoid with the minimum volume among $\mathcal{E}_{AA}$ and</text:p>
      <text:p text:style-name="P1"><text:soft-page-break/>$\mathcal{E}_{BB}$.</text:p>
      <text:p text:style-name="P1"></text:p>
      <text:p text:style-name="P1">\par</text:p>
      <text:p text:style-name="P1">Formally, let $\mathcal{E}_{AB}=</text:p>
      <text:p text:style-name="P1">\{x \in \mathbbm{R}^{n}|(x-c_{AB})^TE_{AB}(x-c_{AB}) \leqslant 1\}$ be the</text:p>
      <text:p text:style-name="P1">estimated ellipsoid for genotype AB cluster, and $\alpha$ the angle between</text:p>
      <text:p text:style-name="P1">$n_{AA}$ and $n_{BB}$, then</text:p>
      <text:p text:style-name="P1">$c_{AB}=(c_{AA}+c_{BB})/2$, and</text:p>
      <text:p text:style-name="P1">$E_{AB}=R^{T}\hat{E}R$, where $\hat{E}$ is the matrix of the ellipsoid</text:p>
      <text:p text:style-name="P1">with the minimum volumne among $\mathcal{E}_{AA}$ and $\mathcal{E}_{BB}$, and</text:p>
      <text:p text:style-name="P1">$R$ a rotation matrix of angle $\pm\alpha/2$.</text:p>
      <text:p text:style-name="P1">The sign of the angle of rotation is dependent on the choise of ellipsoid on</text:p>
      <text:p text:style-name="P1">which rotation is applied---positive for $\mathcal{E}_{AA}$ and negative</text:p>
      <text:p text:style-name="P1">for $\mathcal{E}_{BB}$.</text:p>
      <text:p text:style-name="P1"></text:p>
      <text:p text:style-name="P1">% genotype calling</text:p>
      <text:p text:style-name="P1">\subsection{Genotype calling}</text:p>
      <text:p text:style-name="P1"></text:p>
      <text:p text:style-name="P1">\par</text:p>
      <text:p text:style-name="P1">After the ellipsoidal decision regions,</text:p>
      <text:p text:style-name="P1">$\mathcal{E}_{g}=</text:p>
      <text:p text:style-name="P1">\{x \in \mathbbm{R}^{n} | (x-c_g)^TE_g(x-c_g) \leqslant 1\},</text:p>
      <text:p text:style-name="P1">\forall g\in\{AA,AB,BB\}$ of a SNP are obtained, SoCal uses them to classify</text:p>
      <text:p text:style-name="P1">SNPs with unknown genotypes using minimum distance classification.</text:p>
      <text:p text:style-name="P1"></text:p>
      <text:p text:style-name="P1">\par</text:p>
      <text:p text:style-name="P1">If a sample has allele intensities $\theta_A$ and $\theta_B$ at SNP $n$,</text:p>
      <text:p text:style-name="P1">SoCal first computes</text:p>
      <text:p text:style-name="P1">$D_g=\sqrt{(x-c_g)^TE_g(x-c_g)}$,</text:p>
      <text:p text:style-name="P1">where $x=(log(\theta_A), log(\theta_B))$, for each $g\in\{AA,AB,BB\}$.</text:p>
      <text:p text:style-name="P1">SoCal then calls the genotype, $\mathcal{G}$, of that sample at SNP $n$</text:p>
      <text:p text:style-name="P1">as the genotype having minimum $D_g$, that is,</text:p>
      <text:p text:style-name="P1">$\mathcal{G}=\operatorname*{arg\,min}_{g\in \{AA,AB,BB\}}D_g$.</text:p>
      <text:p text:style-name="P1"></text:p>
      <text:p text:style-name="P1">\par</text:p>
      <text:p text:style-name="P1">SoCal defines $\lambda=1-D_{\mathcal{G}}/(D_{AA}+D_{AB}+D_{BB})$ to quantify</text:p>
      <text:p text:style-name="P1">the confidence of each genotype call.</text:p>
      <text:p text:style-name="P1">By increasing the threshold for $\lambda$, SoCal can achieve higher call</text:p>
      <text:p text:style-name="P1">accuracy at the cost of decreasing call rate.</text:p>
      <text:p text:style-name="P1">%-----------------------------------------------------------------------------</text:p>
      <text:p text:style-name="P1"></text:p>
      <text:p text:style-name="P1"></text:p>
      <text:p text:style-name="P1"></text:p>
      <text:p text:style-name="P1"></text:p>
      <text:p text:style-name="P1"></text:p>
      <text:p text:style-name="P1">%-----------------------------------------------------------------------------</text:p>
      <text:p text:style-name="P1">% data</text:p>
      <text:p text:style-name="P1">\section{Materials}</text:p>
      <text:p text:style-name="P1"></text:p>
      <text:p text:style-name="P1"><text:soft-page-break/>\par</text:p>
      <text:p text:style-name="P1">The microarray used for evaluation in this project was the Affymetrix GeneChip</text:p>
      <text:p text:style-name="P1">Human Mapping 50K Xba Array, which contains 58,960 SNPs.</text:p>
      <text:p text:style-name="P1">Raw microarray data for 270 samples was obtained from HapMap FTP, and</text:p>
      <text:p text:style-name="P1">reference genotype calls were obtained from HapMap using</text:p>
      <text:p text:style-name="P1">HapMart \cite{hapmap2003}.</text:p>
      <text:p text:style-name="P1"></text:p>
      <text:p text:style-name="P1">\par</text:p>
      <text:p text:style-name="P1">After removing strand-ambiguous SNPs and SNPs not present on HapMart from the</text:p>
      <text:p text:style-name="P1">set of SNPs on the microarry, 16,387 SNPs were left.</text:p>
      <text:p text:style-name="P1">Figure~\ref{fig:data_maf_dist} shows the minor allele frequency distribution</text:p>
      <text:p text:style-name="P1">for these SNPs.</text:p>
      <text:p text:style-name="P1"></text:p>
      <text:p text:style-name="P1">% maf distribution figure</text:p>
      <text:p text:style-name="P1">\begin{figure}[H]</text:p>
      <text:p text:style-name="P1">\centering</text:p>
      <text:p text:style-name="P1">\includegraphics[scale=0.75]</text:p>
      <text:p text:style-name="P1">{data_figs/maf_dist.pdf}</text:p>
      <text:p text:style-name="P1">\caption{Minor allele frequency distribution for the 16,387 SNPs.}</text:p>
      <text:p text:style-name="P1">\label{fig:data_maf_dist}</text:p>
      <text:p text:style-name="P1">\end{figure}</text:p>
      <text:p text:style-name="P1"></text:p>
      <text:p text:style-name="P1">\par</text:p>
      <text:p text:style-name="P1">From the 16,387 SNPs, 4,064 SNPs with two genotype clusters having less than</text:p>
      <text:p text:style-name="P1">3 reference genotype calls were further removed.</text:p>
      <text:p text:style-name="P1">Among these SNPs, 3,596 are monomorphic SNPs with MAF equal to 0.</text:p>
      <text:p text:style-name="P1">In total, 12,323 SNPs were left for evaluation.</text:p>
      <text:p text:style-name="P1">On average, each of these SNPs has 83 reference genotype calls.</text:p>
      <text:p text:style-name="P1">%-----------------------------------------------------------------------------</text:p>
      <text:p text:style-name="P1"></text:p>
      <text:p text:style-name="P1"></text:p>
      <text:p text:style-name="P1"></text:p>
      <text:p text:style-name="P1"></text:p>
      <text:p text:style-name="P1"></text:p>
      <text:p text:style-name="P1">%-----------------------------------------------------------------------------</text:p>
      <text:p text:style-name="P1">% result</text:p>
      <text:p text:style-name="P1">\section{Results}</text:p>
      <text:p text:style-name="P1"></text:p>
      <text:p text:style-name="P1">% result for comparing socal with hapmap calls</text:p>
      <text:p text:style-name="P1">\subsection{Cross-validation with HapMap reference calls}</text:p>
      <text:p text:style-name="P1"></text:p>
      <text:p text:style-name="P1">\par</text:p>
      <text:p text:style-name="P1">To evaluate the accuracy of SoCal, I compared the genotype calls made by SoCal</text:p>
      <text:p text:style-name="P1">with the reference calls from HapMap through leave-one-out</text:p>
      <text:p text:style-name="P1">cross-validation.</text:p>
      <text:p text:style-name="P1">For each SNP, I used one sample from the reference set as validation data and</text:p>
      <text:p text:style-name="P1">the rest as training data.</text:p>
      <text:p text:style-name="P1">I repeated this process until all the samples in the reference set were used</text:p>
      <text:p text:style-name="P1">as validation data exactly once.</text:p>
      <text:p text:style-name="P1"><text:soft-page-break/></text:p>
      <text:p text:style-name="P1">\par</text:p>
      <text:p text:style-name="P1">First, I compared the accuracy of SoCal under different choices of $\beta_i$,</text:p>
      <text:p text:style-name="P1">the weights assigned to the criteria of finding ellipsoidal decision regions</text:p>
      <text:p text:style-name="P1">for each genotype cluster.</text:p>
      <text:p text:style-name="P1">Figure~\ref{fig:result_sh_crvacc} shows the concordance rate of SoCal in the</text:p>
      <text:p text:style-name="P1">leave-one-out cross-validation at a wide range of call rates for different</text:p>
      <text:p text:style-name="P1">values of $\beta_i$.</text:p>
      <text:p text:style-name="P1">Because the weights, $\beta_1=1$, $\beta_2=10^4$, $\beta_3=10^2$,</text:p>
      <text:p text:style-name="P1">had the highest call rates at fixed concordance rates, they are set to be the</text:p>
      <text:p text:style-name="P1">default of SoCal.</text:p>
      <text:p text:style-name="P1">And all future experiments presented in this article used this choice</text:p>
      <text:p text:style-name="P1">of weights.</text:p>
      <text:p text:style-name="P1"></text:p>
      <text:p text:style-name="P1">% accuracy as function of call rate</text:p>
      <text:p text:style-name="P1">\begin{figure}[H]</text:p>
      <text:p text:style-name="P1">\centering</text:p>
      <text:p text:style-name="P1">\includegraphics[scale=0.75]</text:p>
      <text:p text:style-name="P1">{result_figs/cmp_socal_hapmap/cmp_socal_hapmap_cr_vs_acc.pdf}</text:p>
      <text:p text:style-name="P1">\caption{Concordance rate of SoCal in the leave-one-out cross-validation with</text:p>
      <text:p text:style-name="P1">HapMap reference calls as a function of call rate, for different choices of</text:p>
      <text:p text:style-name="P1">$\beta_i$}</text:p>
      <text:p text:style-name="P1">\label{fig:result_sh_crvacc}</text:p>
      <text:p text:style-name="P1">\end{figure}</text:p>
      <text:p text:style-name="P1"></text:p>
      <text:p text:style-name="P1">\par</text:p>
      <text:p text:style-name="P1">Table~\ref{table:cmp_hapmap_socal_100} shows the genotype calls made by SoCal</text:p>
      <text:p text:style-name="P1">and the reference calls on HapMap during leave-one-out cross-validation.</text:p>
      <text:p text:style-name="P1">At a call rate of 100\%, SoCal made 1,081,319 calls in total, out of which</text:p>
      <text:p text:style-name="P1">1,069,857 were concordant with HapMap calls, achieving a concordance</text:p>
      <text:p text:style-name="P1">rate of 98.94\%.</text:p>
      <text:p text:style-name="P1"></text:p>
      <text:p text:style-name="P1">% 100% call rate result</text:p>
      <text:p text:style-name="P1">\begin{table}[H]</text:p>
      <text:p text:style-name="P1">\centering</text:p>
      <text:p text:style-name="P1">\begin{tabular}{l*{5}{r}r}</text:p>
      <text:p text:style-name="P1"><text:s text:c="4"/>\hline</text:p>
      <text:p text:style-name="P1"><text:s text:c="4"/>HapMap/SoCal <text:s/>&amp; AA <text:s text:c="6"/>&amp; AB <text:s text:c="5"/>&amp; BB <text:s text:c="5"/>&amp; No Call \\ \hline</text:p>
      <text:p text:style-name="P1"><text:s text:c="4"/>AA <text:s text:c="11"/>&amp; 360,289 <text:s/>&amp; 2,282 <text:s text:c="2"/>&amp; 1,058 <text:s text:c="2"/>&amp; 0 <text:s/>\\</text:p>
      <text:p text:style-name="P1"><text:s text:c="4"/>AB <text:s text:c="11"/>&amp; 2,667 <text:s text:c="3"/>&amp; 341,012 &amp; 2,257 <text:s text:c="2"/>&amp; 0 <text:s/>\\</text:p>
      <text:p text:style-name="P1"><text:s text:c="4"/>BB <text:s text:c="11"/>&amp; 851 <text:s text:c="5"/>&amp; 2,347 <text:s text:c="2"/>&amp; 368,556 &amp; 0 <text:s/>\\ \hline</text:p>
      <text:p text:style-name="P1">\end{tabular}</text:p>
      <text:p text:style-name="P1">\caption{At a call rate of 100\%, SoCal achieved 98.94\% concordance rate</text:p>
      <text:p text:style-name="P1">in the leave-one-out cross-validation with HapMap reference calls.}</text:p>
      <text:p text:style-name="P1">\label{table:cmp_hapmap_socal_100}</text:p>
      <text:p text:style-name="P1">\end{table}</text:p>
      <text:p text:style-name="P1"></text:p>
      <text:p text:style-name="P1">\par</text:p>
      <text:p text:style-name="P1">Table~\ref{table:cmp_hapmap_socal_95} shows detailed comparison between</text:p>
      <text:p text:style-name="P1"><text:soft-page-break/>SoCal and HapMap calls at a call rate of 95\%.</text:p>
      <text:p text:style-name="P1">At a call rate of 95\%, SoCal made 1,028,258 calls in total, out of which</text:p>
      <text:p text:style-name="P1">1,025,242 were concordant with HapMap calls, achieving a concordance</text:p>
      <text:p text:style-name="P1">rate of 99.71\%.</text:p>
      <text:p text:style-name="P1">These results are comparable to those achieved by previous methods</text:p>
      <text:p text:style-name="P1">\cite{rabbee2005,di2005}.</text:p>
      <text:p text:style-name="P1"></text:p>
      <text:p text:style-name="P1">% 95% call rate result</text:p>
      <text:p text:style-name="P1">\begin{table}[H]</text:p>
      <text:p text:style-name="P1">\centering</text:p>
      <text:p text:style-name="P1">\begin{tabular}{l*{5}{r}r}</text:p>
      <text:p text:style-name="P1"><text:s text:c="4"/>\hline</text:p>
      <text:p text:style-name="P1"><text:s text:c="4"/>HapMap/SoCal <text:s/>&amp; AA <text:s text:c="6"/>&amp; AB <text:s text:c="5"/>&amp; BB <text:s text:c="5"/>&amp; No Call \\ \hline</text:p>
      <text:p text:style-name="P1"><text:s text:c="4"/>AA <text:s text:c="11"/>&amp; 348,221 <text:s/>&amp; 390 <text:s text:c="4"/>&amp; 298 <text:s text:c="4"/>&amp; 14,720 <text:s/>\\</text:p>
      <text:p text:style-name="P1"><text:s text:c="4"/>AB <text:s text:c="11"/>&amp; 710 <text:s text:c="5"/>&amp; 319,394 &amp; 775 <text:s text:c="4"/>&amp; 25,057 <text:s/>\\</text:p>
      <text:p text:style-name="P1"><text:s text:c="4"/>BB <text:s text:c="11"/>&amp; 410 <text:s text:c="5"/>&amp; 427 <text:s text:c="4"/>&amp; 357,627 &amp; 13,290 <text:s/>\\ \hline</text:p>
      <text:p text:style-name="P1">\end{tabular}</text:p>
      <text:p text:style-name="P1">\caption{At a call rate of 95\%, SoCal achieved 99.71\% concordance rate</text:p>
      <text:p text:style-name="P1">in the leave-one-out cross-validation with HapMap reference calls.}</text:p>
      <text:p text:style-name="P1">\label{table:cmp_hapmap_socal_95}</text:p>
      <text:p text:style-name="P1">\end{table}</text:p>
      <text:p text:style-name="P1"></text:p>
      <text:p text:style-name="P1">% comparison with crlmm</text:p>
      <text:p text:style-name="P1">\subsection{Comparison with CRLMM calls}</text:p>
      <text:p text:style-name="P1"></text:p>
      <text:p text:style-name="P1">\par</text:p>
      <text:p text:style-name="P1">As another way of evaluating the accuracy of SoCal, I compared the genotype</text:p>
      <text:p text:style-name="P1">calls made by SoCal and those made by CRLMM, a state-of-the-art</text:p>
      <text:p text:style-name="P1">supervised genotype calling method for SNP microarrays that uses a two-level</text:p>
      <text:p text:style-name="P1">hierarchical model to model variations in log-transformed allele intensities</text:p>
      <text:p text:style-name="P1">across SNPs and across chips \cite{carvalho2007}.</text:p>
      <text:p text:style-name="P1"></text:p>
      <text:p text:style-name="P1">\par</text:p>
      <text:p text:style-name="P1">I first trained SoCal using all the samples with HapMap reference calls, and</text:p>
      <text:p text:style-name="P1">then made genotype calls on the rest of the samples.</text:p>
      <text:p text:style-name="P1">When comparing SoCal with CRLMM, I excluded the training samples and compared</text:p>
      <text:p text:style-name="P1">these two methods only at samples not in the training samples.</text:p>
      <text:p text:style-name="P1"></text:p>
      <text:p text:style-name="P1">\par</text:p>
      <text:p text:style-name="P1">Table~\ref{table:cmp_socal_crlmm} shows detailed comparison between SoCal</text:p>
      <text:p text:style-name="P1">and CRLMM at a call rate of 100\%.</text:p>
      <text:p text:style-name="P1">In total, SoCal made 2,245,891 calls, out of which 2,134,868 were concordant</text:p>
      <text:p text:style-name="P1">with those made by CRLMM, achieving a concordance rate of 95.10\%.</text:p>
      <text:p text:style-name="P1">The high concordance rate between SoCal and CRLMM suggests that SoCal has the</text:p>
      <text:p text:style-name="P1">potential to become an alternative genotype caller.</text:p>
      <text:p text:style-name="P1"></text:p>
      <text:p text:style-name="P1">% detail comparison between socal and crlmm</text:p>
      <text:p text:style-name="P1">\begin{table}[H]</text:p>
      <text:p text:style-name="P1">\centering</text:p>
      <text:p text:style-name="P1"><text:soft-page-break/>\begin{tabular}{l*{5}{r}r}</text:p>
      <text:p text:style-name="P1"><text:s text:c="4"/>\hline</text:p>
      <text:p text:style-name="P1"><text:s text:c="4"/>CRLMM/SoCal <text:s text:c="2"/>&amp; AA <text:s text:c="6"/>&amp; AB <text:s text:c="5"/>&amp; BB <text:s text:c="5"/>&amp; No Call \\ \hline</text:p>
      <text:p text:style-name="P1"><text:s text:c="4"/>AA <text:s text:c="11"/>&amp; 781,903 <text:s/>&amp; 23,244 <text:s/>&amp; 10,405 <text:s/>&amp; 0 <text:s/>\\</text:p>
      <text:p text:style-name="P1"><text:s text:c="4"/>AB <text:s text:c="11"/>&amp; 22,340 <text:s text:c="2"/>&amp; 564,280 &amp; 22,533 <text:s/>&amp; 0 <text:s/>\\</text:p>
      <text:p text:style-name="P1"><text:s text:c="4"/>BB <text:s text:c="11"/>&amp; 7,730 <text:s text:c="3"/>&amp; 24,771 <text:s/>&amp; 788,685 &amp; 0 <text:s/>\\ \hline</text:p>
      <text:p text:style-name="P1">\end{tabular}</text:p>
      <text:p text:style-name="P1">\caption{At a call rate of 100\%, SoCal achieved 95.10\% concordance rate</text:p>
      <text:p text:style-name="P1">with the calls made by CRLMM. Training samples for SoCal were excluded during</text:p>
      <text:p text:style-name="P1">comparison.}</text:p>
      <text:p text:style-name="P1">\label{table:cmp_socal_crlmm}</text:p>
      <text:p text:style-name="P1">\end{table}</text:p>
      <text:p text:style-name="P1"></text:p>
      <text:p text:style-name="P1">% comparison with rlmm</text:p>
      <text:p text:style-name="P1">\subsection{Comparison with RLMM in the presence of outliers in training data}</text:p>
      <text:p text:style-name="P1"></text:p>
      <text:p text:style-name="P1">\par</text:p>
      <text:p text:style-name="P1">I investigated how robust SoCal is when outliers are present in training data.</text:p>
      <text:p text:style-name="P1">For comparison, I implemented the RLMM algorithm, which fits bivariate</text:p>
      <text:p text:style-name="P1">Gaussian distributions on log-transformed allele intensities</text:p>
      <text:p text:style-name="P1">of each genotype cluster and then classifies SNPs with unknown genotype into</text:p>
      <text:p text:style-name="P1">the distribution having minimum Mahalanobis distance based on the allele</text:p>
      <text:p text:style-name="P1">intensities they generate \cite{rabbee2005}.</text:p>
      <text:p text:style-name="P1"></text:p>
      <text:p text:style-name="P1">\par</text:p>
      <text:p text:style-name="P1">For accurate comparison, I selected a subset of 3,442 SNPs that have</text:p>
      <text:p text:style-name="P1">more than 10 reference calls for each genotype cluster from the set of</text:p>
      <text:p text:style-name="P1">12,323 SNPs used for evaluation in previous experiments.</text:p>
      <text:p text:style-name="P1">To simulate outliers, for each SNP, I first estimated $\mu_g$, the mean of</text:p>
      <text:p text:style-name="P1">log-transformed allele intensities of each genotype cluster, and then</text:p>
      <text:p text:style-name="P1">drew one outlier for each genotype cluster from the Gaussian distribution</text:p>
      <text:p text:style-name="P1">$N(\mu_g, \gamma I)$, where $I$ is the identity matrix and $\gamma$ a</text:p>
      <text:p text:style-name="P1">positive constant controlling the variance of the distribution---by increasing</text:p>
      <text:p text:style-name="P1">$\gamma$, one increases the effect of outliers.</text:p>
      <text:p text:style-name="P1">In total, I simulated 3 outliers for each SNP, one for each genotype cluster.</text:p>
      <text:p text:style-name="P1"></text:p>
      <text:p text:style-name="P1">\par</text:p>
      <text:p text:style-name="P1">To illustrate the robustness of SoCal and RLMM,</text:p>
      <text:p text:style-name="P1">Figure~\ref{fig:cmp_shape_noise} shows the ellipsoidal decision</text:p>
      <text:p text:style-name="P1">regions obtained by SoCal and the level curves of the Gaussian decision regions</text:p>
      <text:p text:style-name="P1">obtained by RLMM before and after an outlier is introduced to the genotype AA</text:p>
      <text:p text:style-name="P1">cluster.</text:p>
      <text:p text:style-name="P1">Before an outlier is introduced, both SoCal and RLMM can find appropriate</text:p>
      <text:p text:style-name="P1">decision regions for each genotype cluster and make accurate genotype calls.</text:p>
      <text:p text:style-name="P1">However, after an outlier is introduced into the genotype AA cluster, the</text:p>
      <text:p text:style-name="P1">variance of the Gaussian decision region obtained by RLMM for the genotype AA</text:p>
      <text:p text:style-name="P1">cluster is significantly affected, making genotype calling much less accurate.</text:p>
      <text:p text:style-name="P1">On the other hand, because SoCal not only considers outliers but also</text:p>
      <text:p text:style-name="P1">jointly uses data points from other genotype clusters when forming the decision</text:p>
      <text:p text:style-name="P1"><text:soft-page-break/>regions, the decision region for the genotype AA cluster, although affected, is</text:p>
      <text:p text:style-name="P1">still accurate enough to classify all samples into correct genotypes.</text:p>
      <text:p text:style-name="P1"></text:p>
      <text:p text:style-name="P1">% figure to illustrate socal vs gauss in terms of noise</text:p>
      <text:p text:style-name="P1">\begin{figure}[H]</text:p>
      <text:p text:style-name="P1"><text:s text:c="4"/>\centering</text:p>
      <text:p text:style-name="P1"><text:s text:c="4"/>\subfloat[Decision regions formed by SoCal when there is no outlier.] {</text:p>
      <text:p text:style-name="P1"><text:s text:c="8"/>\includegraphics[scale=0.5]</text:p>
      <text:p text:style-name="P1"><text:s text:c="12"/>{result_figs/cmp_socal_gauss_noise_shape/ellipse_no_noise.pdf}</text:p>
      <text:p text:style-name="P1"><text:s text:c="8"/>\label{fig:socal_region_no_noise}</text:p>
      <text:p text:style-name="P1"><text:s text:c="4"/>}</text:p>
      <text:p text:style-name="P1"><text:s text:c="4"/>\qquad</text:p>
      <text:p text:style-name="P1"><text:s text:c="4"/>\subfloat[Decision regions formed by RLMM when there is no outlier.] {</text:p>
      <text:p text:style-name="P1"><text:s text:c="8"/>\includegraphics[scale=0.5]</text:p>
      <text:p text:style-name="P1"><text:s text:c="12"/>{result_figs/cmp_socal_gauss_noise_shape/gauss_no_noise.pdf}</text:p>
      <text:p text:style-name="P1"><text:s text:c="8"/>\label{fig:gauss_region_no_noise}</text:p>
      <text:p text:style-name="P1"><text:s text:c="4"/>}</text:p>
      <text:p text:style-name="P1"><text:s text:c="4"/>\\</text:p>
      <text:p text:style-name="P1"><text:s text:c="4"/>\subfloat[Decision regions formed by SoCal when an outlier</text:p>
      <text:p text:style-name="P1"><text:s text:c="14"/>(diamond-shaped point) is introduced into the genotype AA</text:p>
      <text:p text:style-name="P1"><text:s text:c="14"/>cluster.</text:p>
      <text:p text:style-name="P1"><text:s text:c="14"/>Although affected, these decision regions can still classify all</text:p>
      <text:p text:style-name="P1"><text:s text:c="14"/>samples into correct genotypes.] {</text:p>
      <text:p text:style-name="P1"><text:s text:c="8"/>\includegraphics[scale=0.5]</text:p>
      <text:p text:style-name="P1"><text:s text:c="12"/>{result_figs/cmp_socal_gauss_noise_shape/ellipse_noise.pdf}</text:p>
      <text:p text:style-name="P1"><text:s text:c="8"/>\label{fig:socal_region_no_noise}</text:p>
      <text:p text:style-name="P1"><text:s text:c="4"/>}</text:p>
      <text:p text:style-name="P1"><text:s text:c="4"/>\qquad</text:p>
      <text:p text:style-name="P1"><text:s text:c="4"/>\subfloat[Decision regions formed by RLMM when an outlier</text:p>
      <text:p text:style-name="P1"><text:s text:c="14"/>(diamond-shaped point) is introduced into the genotype</text:p>
      <text:p text:style-name="P1"><text:s text:c="14"/>AA cluster.</text:p>
      <text:p text:style-name="P1"><text:s text:c="14"/>The variance of the bivariate Gaussian distribution is</text:p>
      <text:p text:style-name="P1"><text:s text:c="14"/>significantly affected, and RLMM may mistakenly</text:p>
      <text:p text:style-name="P1"><text:s text:c="14"/>classify samples with genotype AB into genotype AA.] {</text:p>
      <text:p text:style-name="P1"><text:s text:c="8"/>\includegraphics[scale=0.5]</text:p>
      <text:p text:style-name="P1"><text:s text:c="12"/>{result_figs/cmp_socal_gauss_noise_shape/gauss_noise.pdf}</text:p>
      <text:p text:style-name="P1"><text:s text:c="8"/>\label{fig:gauss_region_no_noise}</text:p>
      <text:p text:style-name="P1"><text:s text:c="4"/>}</text:p>
      <text:p text:style-name="P1"><text:s text:c="4"/>\caption{Decision regions formed by SoCal and RLMM before and after an</text:p>
      <text:p text:style-name="P1"><text:s text:c="13"/>outlier is introduced to the genotype AA cluster.}</text:p>
      <text:p text:style-name="P1"><text:s text:c="4"/>\label{fig:cmp_shape_noise}</text:p>
      <text:p text:style-name="P1">\end{figure}</text:p>
      <text:p text:style-name="P1"></text:p>
      <text:p text:style-name="P1">\par</text:p>
      <text:p text:style-name="P1">Figure~\ref{fig:result_cmp_noise} shows the decrease in concordance rate of</text:p>
      <text:p text:style-name="P1">SoCal and RLMM at call rate of 100\% in leave-one-out cross-validation with</text:p>
      <text:p text:style-name="P1">HapMap reference genotype calls as the variance of simulated outliers varies</text:p>
      <text:p text:style-name="P1">from 1 to 10.</text:p>
      <text:p text:style-name="P1">Clearly, the concordance rate of SoCal decreases much more slowly than does</text:p>
      <text:p text:style-name="P1"><text:soft-page-break/>the RLMM method.</text:p>
      <text:p text:style-name="P1">Thus, SoCal is in general more robust to outliers than RLMM.</text:p>
      <text:p text:style-name="P1"></text:p>
      <text:p text:style-name="P1">% accuracy as function of noise variance</text:p>
      <text:p text:style-name="P1">\begin{figure}[H]</text:p>
      <text:p text:style-name="P1">\centering</text:p>
      <text:p text:style-name="P1">\includegraphics[scale=0.75]</text:p>
      <text:p text:style-name="P1">{result_figs/cmp_socal_gauss_noise/socal_gauss_cmp_noise.pdf}</text:p>
      <text:p text:style-name="P1">\caption{Concordance rate of SoCal and RLMM in the leave-one-out</text:p>
      <text:p text:style-name="P1">cross-validation with HapMap reference calls as a function of outlier</text:p>
      <text:p text:style-name="P1">variance.}</text:p>
      <text:p text:style-name="P1">\label{fig:result_cmp_noise}</text:p>
      <text:p text:style-name="P1">\end{figure}</text:p>
      <text:p text:style-name="P1"></text:p>
      <text:p text:style-name="P1">% implementation</text:p>
      <text:p text:style-name="P1">\subsection{Software implementation}</text:p>
      <text:p text:style-name="P1">SoCal is implemented in Python.</text:p>
      <text:p text:style-name="P1">To solve the conic programming problem of finding separating ellipsoids,</text:p>
      <text:p text:style-name="P1">SoCal uses CVXOPT \cite{andersen2014}.</text:p>
      <text:p text:style-name="P1">Source code of SoCal is available at</text:p>
      <text:p text:style-name="P1">\url{https://github.com/huwenboshi/wqe/tree/master/genotype_caller}.</text:p>
      <text:p text:style-name="P1">%-----------------------------------------------------------------------------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%-----------------------------------------------------------------------------</text:p>
      <text:p text:style-name="P1">% discussion</text:p>
      <text:p text:style-name="P1">\section{Discussion}</text:p>
      <text:p text:style-name="P1"></text:p>
      <text:p text:style-name="P1">\par</text:p>
      <text:p text:style-name="P1">I have presented SoCal, a supervised genotype calling algorithm for Affymetrix</text:p>
      <text:p text:style-name="P1">SNP microarray.</text:p>
      <text:p text:style-name="P1">Unlike many existing supervised genotype calling algorithms that try to fit</text:p>
      <text:p text:style-name="P1">generative models (mostly Gaussian mixture models) on summarized allele</text:p>
      <text:p text:style-name="P1">intensities with reference genotype calls, SoCal uses these data to efficiently</text:p>
      <text:p text:style-name="P1">finds ellipsoidal decision regions for each genotype cluster by solving a conic</text:p>
      <text:p text:style-name="P1">programming problem.</text:p>
      <text:p text:style-name="P1">Both cross-validation of SoCal with HapMap reference calls and comparison with</text:p>
      <text:p text:style-name="P1">genotype calls made by CRLMM show that SoCal is comparable in accuracy to many</text:p>
      <text:p text:style-name="P1">of the state-of-the-art genotype calling methods.</text:p>
      <text:p text:style-name="P1">Also, when there are outliers in training data, SoCal outperforms RLMM, a</text:p>
      <text:p text:style-name="P1">genotype calling method that uses Gaussian decision regions to call genotypes,</text:p>
      <text:p text:style-name="P1">demonstrating the robustness of SoCal in the presence of outliers over</text:p>
      <text:p text:style-name="P1">existing methods.</text:p>
      <text:p text:style-name="P1">Overall, SoCal proves to be a promising alternative genotype caller for</text:p>
      <text:p text:style-name="P1">Affymetrix SNP microarray.</text:p>
      <text:p text:style-name="P1"><text:soft-page-break/></text:p>
      <text:p text:style-name="P1">\par</text:p>
      <text:p text:style-name="P1">Like many supervised genotype callers, SoCal has its limitations.</text:p>
      <text:p text:style-name="P1">First, SoCal is not directly applicable to SNP microarrays that don't have</text:p>
      <text:p text:style-name="P1">reference genotype calls.</text:p>
      <text:p text:style-name="P1">Second, SoCal is, in general, also not directly applicable to the same SNP</text:p>
      <text:p text:style-name="P1">microarray across different laboratories because different laboratory</text:p>
      <text:p text:style-name="P1">protocols can generate different allele intensities for even the same</text:p>
      <text:p text:style-name="P1">SNP microarray.</text:p>
      <text:p text:style-name="P1">In these scenarios, one can first call genotypes from microarrays using</text:p>
      <text:p text:style-name="P1">unsupervised genotype calling algorithms.</text:p>
      <text:p text:style-name="P1">One can then use these calls as training data for SoCal and use SoCal to</text:p>
      <text:p text:style-name="P1">form refined ellipsoidal decision regions for each genotype cluster.</text:p>
      <text:p text:style-name="P1">Because SoCal is robust to outliers in the training data, the refined</text:p>
      <text:p text:style-name="P1">ellipsoidal decision regions can be used to accurately call genotypes for</text:p>
      <text:p text:style-name="P1">future SNPs.</text:p>
      <text:p text:style-name="P1">Another limitation of SoCal is that users need to fine tune the weights</text:p>
      <text:p text:style-name="P1">($\beta_i$) assigned to the criteria of finding the ellipsoids.</text:p>
      <text:p text:style-name="P1">However, experiments with SoCal show that SoCal is mostly sensitive to the</text:p>
      <text:p text:style-name="P1">choice of $\beta_2$ and $\beta_3$.</text:p>
      <text:p text:style-name="P1">And optimal values for parameters can be estimated efficiently</text:p>
      <text:p text:style-name="P1">through experiments.</text:p>
      <text:p text:style-name="P1"></text:p>
      <text:p text:style-name="P1">\par</text:p>
      <text:p text:style-name="P1">SoCal is still in development, and can be improved and extended in</text:p>
      <text:p text:style-name="P1">many directions.</text:p>
      <text:p text:style-name="P1">First, the current method that SoCal uses to handle SNPs with missing genotype</text:p>
      <text:p text:style-name="P1">clusters is through simple and fixed geometric transformations.</text:p>
      <text:p text:style-name="P1">This method assumes that genotype AA cluter and genotype BB cluster are</text:p>
      <text:p text:style-name="P1">symmetric around genotype AB cluster.</text:p>
      <text:p text:style-name="P1">However, this is not true in general.</text:p>
      <text:p text:style-name="P1">Future efforts should be spent on how to estimate ellipsoids for missing</text:p>
      <text:p text:style-name="P1">genotype clusters more accurately.</text:p>
      <text:p text:style-name="P1">Second, currently SoCal only uses allele intensities data for reference</text:p>
      <text:p text:style-name="P1">genotype calls.</text:p>
      <text:p text:style-name="P1">However, allele intensities data for samples having structual variations is</text:p>
      <text:p text:style-name="P1">also available.</text:p>
      <text:p text:style-name="P1">A possible improvement for SoCal is to include these data in finding the</text:p>
      <text:p text:style-name="P1">ellipsoids for each genotype cluster to further refine the decision regions.</text:p>
      <text:p text:style-name="P1">These refined decision regions can then be used to detect possible structural</text:p>
      <text:p text:style-name="P1">variations.</text:p>
      <text:p text:style-name="P1"></text:p>
      <text:p text:style-name="P1">\par</text:p>
      <text:p text:style-name="P1">To summarize, SoCal presents a novel and promising method for genotype calling.</text:p>
      <text:p text:style-name="P1">It's efficient in that it finds decision regions by solving a conic</text:p>
      <text:p text:style-name="P1">programming problem, which is solvable in polynomial time with guaranteed</text:p>
      <text:p text:style-name="P1">global optimum.</text:p>
      <text:p text:style-name="P1">SoCal is comparable in accuracy with many state-of-the-art methods.</text:p>
      <text:p text:style-name="P1">Although SoCal has its limitations, these limitations are also present in other</text:p>
      <text:p text:style-name="P1"><text:soft-page-break/>supervised genotype callers, and have been addressed previously.</text:p>
      <text:p text:style-name="P1">SoCal can also be extended and improved to be more accurate and to have more</text:p>
      <text:p text:style-name="P1">functionality.</text:p>
      <text:p text:style-name="P1">%-----------------------------------------------------------------------------</text:p>
      <text:p text:style-name="P1"></text:p>
      <text:p text:style-name="P1"></text:p>
      <text:p text:style-name="P1"></text:p>
      <text:p text:style-name="P1"></text:p>
      <text:p text:style-name="P1">%-----------------------------------------------------------------------------</text:p>
      <text:p text:style-name="P1">% references</text:p>
      <text:p text:style-name="P1">\begin{thebibliography}{9}</text:p>
      <text:p text:style-name="P1"></text:p>
      <text:p text:style-name="P1">\bibitem{gordon2005}</text:p>
      <text:p text:style-name="P1">Gordon D, Finch SJ. Factors affecting statistical power in the detection of</text:p>
      <text:p text:style-name="P1">genetic association. J Clin Invest. 2005;115(6):1408-18.</text:p>
      <text:p text:style-name="P1"></text:p>
      <text:p text:style-name="P1">\bibitem{rho2010}</text:p>
      <text:p text:style-name="P1">Roh SW, Abell GC, Kim KH, Nam YD, Bae JW. Comparing microarrays and</text:p>
      <text:p text:style-name="P1">next-generation sequencing technologies for microbial ecology research.</text:p>
      <text:p text:style-name="P1">Trends Biotechnol. 2010;28(6):291-9.</text:p>
      <text:p text:style-name="P1"></text:p>
      <text:p text:style-name="P1">\bibitem{norlen2008}</text:p>
      <text:p text:style-name="P1">Norl\'{e}n, H., Pettersson, E., Ahmadian, A., Lundeberg, J., \&amp; Sundberg, R.</text:p>
      <text:p text:style-name="P1">(2008). Classification of SNP genotypes by a Gaussian mixture model in</text:p>
      <text:p text:style-name="P1">competitive enzymatic assays.</text:p>
      <text:p text:style-name="P1">Mathematical Statistics Stockholm University Research Report, 3, 1-26.</text:p>
      <text:p text:style-name="P1"></text:p>
      <text:p text:style-name="P1">\bibitem{lin2008}</text:p>
      <text:p text:style-name="P1">Lin Y, Tseng GC, Cheong SY, Bean LJ, Sherman SL, Feingold E. Smarter</text:p>
      <text:p text:style-name="P1">clustering methods for SNP genotype calling.</text:p>
      <text:p text:style-name="P1">Bioinformatics. 2008;24(23):2665-71.</text:p>
      <text:p text:style-name="P1"></text:p>
      <text:p text:style-name="P1">\bibitem{fujisawa2004}</text:p>
      <text:p text:style-name="P1">Fujisawa H, Eguchi S, Ushijima M, et al. Genotyping of single nucleotide</text:p>
      <text:p text:style-name="P1">polymorphism using model-based clustering. Bioinformatics. 2004;20(5):718-26.</text:p>
      <text:p text:style-name="P1"></text:p>
      <text:p text:style-name="P1">\bibitem{wu1983}</text:p>
      <text:p text:style-name="P1">Wu, C. F. (1983). On the Convergence Properties of the EM Algorithm.</text:p>
      <text:p text:style-name="P1">The Annals of Statistics, 11, 95-103.</text:p>
      <text:p text:style-name="P1"></text:p>
      <text:p text:style-name="P1">\bibitem{rabbee2005}</text:p>
      <text:p text:style-name="P1">Rabbee N, Speed TP. A genotype calling algorithm for affymetrix SNP arrays.</text:p>
      <text:p text:style-name="P1">Bioinformatics. 2006;22(1):7-12.</text:p>
      <text:p text:style-name="P1"></text:p>
      <text:p text:style-name="P1">\bibitem{huber1981}</text:p>
      <text:p text:style-name="P1">Huber, P.J., 1981. Robust Statistics. Wiley, New York.</text:p>
      <text:p text:style-name="P1"></text:p>
      <text:p text:style-name="P1">\bibitem{marioni2007}</text:p>
      <text:p text:style-name="P1">Marioni JC, Thorne NP, Valsesia A, et al. Breaking the waves: improved</text:p>
      <text:p text:style-name="P1"><text:soft-page-break/>detection of copy number variation from microarray-based comparative genomic</text:p>
      <text:p text:style-name="P1">hybridization. Genome Biol. 2007;8(10):R228.</text:p>
      <text:p text:style-name="P1"></text:p>
      <text:p text:style-name="P1">\bibitem{bolstad2003}</text:p>
      <text:p text:style-name="P1">Bolstad BM, Irizarry RA, Astrand M, Speed TP. A comparison of normalization</text:p>
      <text:p text:style-name="P1">methods for high density oligonucleotide array data based on variance and</text:p>
      <text:p text:style-name="P1">bias. Bioinformatics. 2003;19(2):185-93.</text:p>
      <text:p text:style-name="P1"></text:p>
      <text:p text:style-name="P1">\bibitem{carvalho2007}</text:p>
      <text:p text:style-name="P1">Carvalho B, Bengtsson H, Speed TP, Irizarry RA. Exploration, normalization,</text:p>
      <text:p text:style-name="P1">and genotype calls of high-density oligonucleotide SNP array data.</text:p>
      <text:p text:style-name="P1">Biostatistics. 2007;8(2):485-99.</text:p>
      <text:p text:style-name="P1"></text:p>
      <text:p text:style-name="P1">\bibitem{glineur1998}</text:p>
      <text:p text:style-name="P1">Glineur F. (1998). Pattern separation via ellipsoids and conic programming.</text:p>
      <text:p text:style-name="P1">(MS Thesis). Faculté Polytechnique de Mons, Mons, Belgium.</text:p>
      <text:p text:style-name="P1"></text:p>
      <text:p text:style-name="P1">\bibitem{hapmap2003}</text:p>
      <text:p text:style-name="P1">The International HapMap Consortium. The International HapMap Project.</text:p>
      <text:p text:style-name="P1">Nature 426, 789-796 (2003).</text:p>
      <text:p text:style-name="P1"></text:p>
      <text:p text:style-name="P1">\bibitem{andersen2014}</text:p>
      <text:p text:style-name="P1">M. S. Andersen, J. Dahl, and L. Vandenberghe. CVXOPT: A Python package for</text:p>
      <text:p text:style-name="P1">convex optimization, version 1.1.7. <text:s/>Available at cvxopt.org, 2014.</text:p>
      <text:p text:style-name="P1"></text:p>
      <text:p text:style-name="P1">\bibitem{di2005}</text:p>
      <text:p text:style-name="P1">Di X, Matsuzaki H, Webster TA, et al. Dynamic model based algorithms for</text:p>
      <text:p text:style-name="P1">screening and genotyping over 100 K SNPs on oligonucleotide microarrays.</text:p>
      <text:p text:style-name="P1">Bioinformatics. 2005;21(9):1958-63.</text:p>
      <text:p text:style-name="P1"></text:p>
      <text:p text:style-name="P1">\end{thebibliography}</text:p>
      <text:p text:style-name="P1">%-----------------------------------------------------------------------------</text:p>
      <text:p text:style-name="P1"></text:p>
      <text:p text:style-name="P1"></text:p>
      <text:p text:style-name="P1"></text:p>
      <text:p text:style-name="P1"></text:p>
      <text:p text:style-name="P1"></text:p>
      <text:p text:style-name="P1">\end{docume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7:32:23.382706113</meta:creation-date>
    <dc:date>2014-07-13T17:32:45.821573631</dc:date>
    <meta:editing-duration>P0D</meta:editing-duration>
    <meta:editing-cycles>1</meta:editing-cycles>
    <meta:document-statistic meta:table-count="0" meta:image-count="0" meta:object-count="0" meta:page-count="18" meta:paragraph-count="871" meta:word-count="4431" meta:character-count="35244" meta:non-whitespace-character-count="29770"/>
    <meta:generator>LibreOffice/4.2.3.3$Linux_X86_64 LibreOffice_project/420m0$Build-3</meta:generator>
  </office:meta>
</office:document-meta>
</file>